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cc6" officeooo:paragraph-rsid="00131cc6"/>
    </style:style>
    <style:style style:name="P2" style:family="paragraph" style:parent-style-name="Standard">
      <style:text-properties officeooo:rsid="00136b1e" officeooo:paragraph-rsid="00136b1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31cc6" officeooo:paragraph-rsid="00131cc6" style:font-weight-asian="bold" style:font-weight-complex="bold"/>
    </style:style>
    <style:style style:name="P4" style:family="paragraph" style:parent-style-name="Standard">
      <style:text-properties officeooo:rsid="00155b3b" officeooo:paragraph-rsid="00155b3b"/>
    </style:style>
    <style:style style:name="P5" style:family="paragraph" style:parent-style-name="Standard">
      <style:text-properties officeooo:rsid="001751bb" officeooo:paragraph-rsid="001751bb"/>
    </style:style>
    <style:style style:name="T1" style:family="text">
      <style:text-properties officeooo:rsid="00136b1e"/>
    </style:style>
    <style:style style:name="T2" style:family="text">
      <style:text-properties officeooo:rsid="00155b3b"/>
    </style:style>
    <style:style style:name="T3" style:family="text">
      <style:text-properties officeooo:rsid="001751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genda nabespreking weektaak 3 </text:p>
      <text:p text:style-name="P1">Datum: 22-09-2017</text:p>
      <text:p text:style-name="P1">Tijd: 10:30</text:p>
      <text:p text:style-name="P2">Lokaal: <text:span text:style-name="T3">G215</text:span></text:p>
      <text:p text:style-name="P5">Notulist: Bram &amp; Rutger</text:p>
      <text:p text:style-name="P1"/>
      <text:p text:style-name="P1">1. Controle <text:span text:style-name="T1">van de </text:span>aanwezigheid</text:p>
      <text:p text:style-name="P1">2. Vaststellen <text:span text:style-name="T1">van de </text:span>agenda</text:p>
      <text:p text:style-name="P1">3. Mededelingen over weektaak 3</text:p>
      <text:p text:style-name="P1">4. <text:span text:style-name="T1">Notulen + actiepunten vorige vergadering</text:span></text:p>
      <text:p text:style-name="P2"><text:s text:c="4"/>a. <text:span text:style-name="T2">Het pythonscript</text:span></text:p>
      <text:p text:style-name="P2"><text:s text:c="4"/>b. <text:span text:style-name="T2">Het visualiseren met Pie-chart in excel</text:span></text:p>
      <text:p text:style-name="P4">5. Presentaties weektaak 3</text:p>
      <text:p text:style-name="P4">6. Sluiting van de nabespre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9:11:33.631899772</meta:creation-date>
    <dc:date>2017-09-21T11:21:07.222820643</dc:date>
    <meta:editing-duration>PT1H59M2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54" meta:character-count="353" meta:non-whitespace-character-count="303"/>
  </office:meta>
</office:document-meta>
</file>